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3000000E9D3B27484.png" manifest:media-type="image/png"/>
  <manifest:file-entry manifest:full-path="Pictures/200001B400003E53000013311B559816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18cm" svg:height="4.901cm" svg:x="0cm" svg:y="-0.001cm">
          <draw:image xlink:href="Pictures/200001B400003E53000013311B559816.svm" xlink:type="simple" xlink:show="embed" xlink:actuate="onLoad" draw:mime-type="image/x-svm">
            <text:p/>
          </draw:image>
          <draw:image xlink:href="Pictures/10000001000002F3000000E9D3B2748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951cm" fo:page-height="4.9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02:04:08.338532866</meta:creation-date>
    <dc:date>2026-02-22T03:54:02.796490512</dc:date>
    <meta:editing-duration>PT1H29M24S</meta:editing-duration>
    <meta:editing-cycles>2</meta:editing-cycles>
    <meta:generator>LibreOffice/25.8.4.2$Linux_X86_64 LibreOffice_project/580$Build-2</meta:generator>
    <meta:print-date>2026-02-22T02:18:45.942669703</meta:print-date>
    <meta:printed-by>PDF files</meta:printed-by>
    <meta:document-statistic meta:object-count="1"/>
  </office:meta>
</office:document-meta>
</file>